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in" fo:margin-bottom="0.1965in" style:contextual-spacing="false" style:writing-mode="lr-tb"/>
    </style:style>
    <style:style style:name="P17" style:family="paragraph" style:parent-style-name="Text_20_body" style:list-style-name="L13"/>
    <style:style style:name="P18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. Diagramme de classes — Conception du système Arbre32</text:h>
      <text:p text:style-name="P1"/>
      <text:h text:style-name="Heading_20_2" text:outline-level="2">5.1 Objectif de la section</text:h>
      <text:p text:style-name="Text_20_body">Le <text:span text:style-name="Strong_20_Emphasis">diagramme de classes</text:span> décrit :</text:p>
      <text:list text:style-name="L1">
        <text:list-item>
          <text:p text:style-name="P2">la <text:span text:style-name="Strong_20_Emphasis">structure statique</text:span> du système</text:p>
        </text:list-item>
        <text:list-item>
          <text:p text:style-name="P2">les <text:span text:style-name="Strong_20_Emphasis">responsabilités de chaque classe</text:span></text:p>
        </text:list-item>
        <text:list-item>
          <text:p text:style-name="P2">les <text:span text:style-name="Strong_20_Emphasis">relations</text:span> entre elles</text:p>
        </text:list-item>
      </text:list>
      <text:p text:style-name="Text_20_body">👉 Il répond à la question :</text:p>
      <text:p text:style-name="Quotations"><text:span text:style-name="Emphasis">« Comment le système est structuré pour réaliser les cas d’utilisation ? »</text:span></text:p>
      <text:p text:style-name="Text_20_body">⚠️ Règle clé :</text:p>
      <text:list text:style-name="L2">
        <text:list-item>
          <text:p text:style-name="P3">On <text:span text:style-name="Strong_20_Emphasis">ne met pas tout</text:span>.</text:p>
        </text:list-item>
        <text:list-item>
          <text:p text:style-name="P3">On montre <text:span text:style-name="Strong_20_Emphasis">l’architecture et les responsabilités</text:span>, pas chaque getter/setter.</text:p>
        </text:list-item>
      </text:list>
      <text:h text:style-name="Heading_20_2" text:outline-level="2">5.2 Principes de conception retenus</text:h>
      <text:h text:style-name="Heading_20_3" text:outline-level="3">Architecture en couches (logique)</text:h>
      <text:list text:style-name="L3">
        <text:list-item>
          <text:p text:style-name="P4"><text:span text:style-name="Strong_20_Emphasis">Couche Présentation</text:span> : Interface utilisateur (frontend)</text:p>
        </text:list-item>
        <text:list-item>
          <text:p text:style-name="P4"><text:span text:style-name="Strong_20_Emphasis">Couche Application / API</text:span> : Contrôleurs</text:p>
        </text:list-item>
        <text:list-item>
          <text:p text:style-name="P4"><text:span text:style-name="Strong_20_Emphasis">Couche Métier</text:span> : Logique du jeu</text:p>
        </text:list-item>
        <text:list-item>
          <text:p text:style-name="P4"><text:span text:style-name="Strong_20_Emphasis">Couche Accès aux données</text:span> : Persistance</text:p>
        </text:list-item>
      </text:list>
      <text:p text:style-name="Text_20_body">👉 Cette séparation :</text:p>
      <text:list text:style-name="L4">
        <text:list-item>
          <text:p text:style-name="P5">facilite les tests</text:p>
        </text:list-item>
        <text:list-item>
          <text:p text:style-name="P5">limite les impacts des changements</text:p>
        </text:list-item>
        <text:list-item>
          <text:p text:style-name="P5">prépare l’industrialisation (DevOps)</text:p>
        </text:list-item>
      </text:list>
      <text:h text:style-name="Heading_20_2" text:outline-level="2">5.3 Paquets conceptuels</text:h>
      <text:h text:style-name="Heading_20_3" text:outline-level="3">5.3.1 Authentification &amp; Sécurité</text:h>
      <text:list text:style-name="L5">
        <text:list-item>
          <text:p text:style-name="P6">AuthController</text:p>
        </text:list-item>
        <text:list-item>
          <text:p text:style-name="P6">AuthService</text:p>
        </text:list-item>
        <text:list-item>
          <text:p text:style-name="P6">User</text:p>
        </text:list-item>
        <text:list-item>
          <text:p text:style-name="P6"><text:soft-page-break/>UserRepository</text:p>
        </text:list-item>
      </text:list>
      <text:h text:style-name="Heading_20_3" text:outline-level="3">5.3.2 Gestion des parties</text:h>
      <text:list text:style-name="L6">
        <text:list-item>
          <text:p text:style-name="P7">GameController</text:p>
        </text:list-item>
        <text:list-item>
          <text:p text:style-name="P7">GameService</text:p>
        </text:list-item>
        <text:list-item>
          <text:p text:style-name="P7">Game</text:p>
        </text:list-item>
        <text:list-item>
          <text:p text:style-name="P7">Player</text:p>
        </text:list-item>
        <text:list-item>
          <text:p text:style-name="P7">GameRepository</text:p>
        </text:list-item>
      </text:list>
      <text:h text:style-name="Heading_20_3" text:outline-level="3">5.3.3 Logique du jeu</text:h>
      <text:list text:style-name="L7">
        <text:list-item>
          <text:p text:style-name="P8">GameEngine</text:p>
        </text:list-item>
        <text:list-item>
          <text:p text:style-name="P8">RulesEngine</text:p>
        </text:list-item>
        <text:list-item>
          <text:p text:style-name="P8">GameState</text:p>
        </text:list-item>
        <text:list-item>
          <text:p text:style-name="P8">Move</text:p>
        </text:list-item>
        <text:list-item>
          <text:p text:style-name="P8">Card</text:p>
        </text:list-item>
        <text:list-item>
          <text:p text:style-name="P8">Deck</text:p>
        </text:list-item>
      </text:list>
      <text:h text:style-name="Heading_20_3" text:outline-level="3">5.3.4 Temps réel</text:h>
      <text:list text:style-name="L8">
        <text:list-item>
          <text:p text:style-name="P9">EventService</text:p>
        </text:list-item>
        <text:list-item>
          <text:p text:style-name="P9">NotificationChannel</text:p>
        </text:list-item>
      </text:list>
      <text:h text:style-name="Heading_20_2" text:outline-level="2">5.4 Responsabilités clés (expliquées simplement)</text:h>
      <text:h text:style-name="Heading_20_3" text:outline-level="3">Controller</text:h>
      <text:list text:style-name="L9">
        <text:list-item>
          <text:p text:style-name="P10">Reçoit les demandes externes</text:p>
        </text:list-item>
        <text:list-item>
          <text:p text:style-name="P10">Valide la forme des données</text:p>
        </text:list-item>
        <text:list-item>
          <text:p text:style-name="P10">Délègue au service métier</text:p>
        </text:list-item>
      </text:list>
      <text:p text:style-name="Text_20_body">👉 <text:span text:style-name="Strong_20_Emphasis">Aucune logique de jeu ici</text:span></text:p>
      <text:h text:style-name="Heading_20_3" text:outline-level="3">Service</text:h>
      <text:list text:style-name="L10">
        <text:list-item>
          <text:p text:style-name="P11">Coordonne les cas d’utilisation</text:p>
        </text:list-item>
        <text:list-item>
          <text:p text:style-name="P11">Applique les règles métier</text:p>
        </text:list-item>
        <text:list-item>
          <text:p text:style-name="P11">Orchestre les composants</text:p>
        </text:list-item>
      </text:list>
      <text:p text:style-name="Text_20_body">👉 <text:span text:style-name="Strong_20_Emphasis">Cœur fonctionnel</text:span></text:p>
      <text:h text:style-name="Heading_20_3" text:outline-level="3">Entités métier</text:h>
      <text:list text:style-name="L11">
        <text:list-item>
          <text:p text:style-name="P12">Représentent les concepts du jeu</text:p>
        </text:list-item>
        <text:list-item>
          <text:p text:style-name="P12"><text:soft-page-break/>Portent l’état</text:p>
        </text:list-item>
        <text:list-item>
          <text:p text:style-name="P12">Peu ou pas de dépendances techniques</text:p>
        </text:list-item>
      </text:list>
      <text:h text:style-name="Heading_20_3" text:outline-level="3">Repository</text:h>
      <text:list text:style-name="L12">
        <text:list-item>
          <text:p text:style-name="P13">Gère la persistance</text:p>
        </text:list-item>
        <text:list-item>
          <text:p text:style-name="P13">Abstrait la base de données</text:p>
        </text:list-item>
      </text:list>
      <text:h text:style-name="Heading_20_2" text:outline-level="2">5.5 Diagramme UML — Classes (PlantUML)</text:h>
      <text:p text:style-name="Text_20_body">👉 <text:span text:style-name="Strong_20_Emphasis">Diagramme de conception principal</text:span>, prêt à intégrer dans ton rapport.</text:p>
      <text:p text:style-name="P14"><text:span text:style-name="Source_20_Text">@startuml</text:span></text:p>
      <text:p text:style-name="P15"><text:span text:style-name="Source_20_Text">title Diagramme de classes - Arbre32 (conception)</text:span></text:p>
      <text:p text:style-name="P15"/>
      <text:p text:style-name="P15"><text:span text:style-name="Source_20_Text">package "API / Controllers" {</text:span></text:p>
      <text:p text:style-name="P15"><text:span text:style-name="Source_20_Text"><text:s text:c="2"/>class AuthController</text:span></text:p>
      <text:p text:style-name="P15"><text:span text:style-name="Source_20_Text"><text:s text:c="2"/>class GameController</text:span></text:p>
      <text:p text:style-name="P15"><text:span text:style-name="Source_20_Text">}</text:span></text:p>
      <text:p text:style-name="P15"/>
      <text:p text:style-name="P15"><text:span text:style-name="Source_20_Text">package "Services Métier" {</text:span></text:p>
      <text:p text:style-name="P15"><text:span text:style-name="Source_20_Text"><text:s text:c="2"/>class AuthService</text:span></text:p>
      <text:p text:style-name="P15"><text:span text:style-name="Source_20_Text"><text:s text:c="2"/>class GameService</text:span></text:p>
      <text:p text:style-name="P15"><text:span text:style-name="Source_20_Text"><text:s text:c="2"/>class GameEngine</text:span></text:p>
      <text:p text:style-name="P15"><text:span text:style-name="Source_20_Text"><text:s text:c="2"/>class RulesEngine</text:span></text:p>
      <text:p text:style-name="P15"><text:span text:style-name="Source_20_Text"><text:s text:c="2"/>class EventService</text:span></text:p>
      <text:p text:style-name="P15"><text:span text:style-name="Source_20_Text">}</text:span></text:p>
      <text:p text:style-name="P15"/>
      <text:p text:style-name="P15"><text:span text:style-name="Source_20_Text">package "Domaine Métier" {</text:span></text:p>
      <text:p text:style-name="P15"><text:span text:style-name="Source_20_Text"><text:s text:c="2"/>class User</text:span></text:p>
      <text:p text:style-name="P15"><text:span text:style-name="Source_20_Text"><text:s text:c="2"/>class Game</text:span></text:p>
      <text:p text:style-name="P15"><text:span text:style-name="Source_20_Text"><text:s text:c="2"/>class Player</text:span></text:p>
      <text:p text:style-name="P15"><text:span text:style-name="Source_20_Text"><text:s text:c="2"/>class GameState</text:span></text:p>
      <text:p text:style-name="P15"><text:span text:style-name="Source_20_Text"><text:s text:c="2"/>class Move</text:span></text:p>
      <text:p text:style-name="P15"><text:span text:style-name="Source_20_Text"><text:s text:c="2"/>class Card</text:span></text:p>
      <text:p text:style-name="P15"><text:span text:style-name="Source_20_Text"><text:s text:c="2"/>class Deck</text:span></text:p>
      <text:p text:style-name="P15"><text:span text:style-name="Source_20_Text">}</text:span></text:p>
      <text:p text:style-name="P15"/>
      <text:p text:style-name="P15"><text:span text:style-name="Source_20_Text">package "Persistance" {</text:span></text:p>
      <text:p text:style-name="P15"><text:span text:style-name="Source_20_Text"><text:s text:c="2"/>class UserRepository</text:span></text:p>
      <text:p text:style-name="P15"><text:span text:style-name="Source_20_Text"><text:s text:c="2"/>class GameRepository</text:span></text:p>
      <text:p text:style-name="P15"><text:span text:style-name="Source_20_Text"><text:s text:c="2"/>class MoveRepository</text:span></text:p>
      <text:p text:style-name="P15"><text:span text:style-name="Source_20_Text">}</text:span></text:p>
      <text:p text:style-name="P15"/>
      <text:p text:style-name="P15"><text:span text:style-name="Source_20_Text">AuthController --&gt; AuthService</text:span></text:p>
      <text:p text:style-name="P15"><text:span text:style-name="Source_20_Text">GameController --&gt; GameService</text:span></text:p>
      <text:p text:style-name="P15"/>
      <text:p text:style-name="P15"><text:span text:style-name="Source_20_Text">AuthService --&gt; UserRepository</text:span></text:p>
      <text:p text:style-name="P15"><text:span text:style-name="Source_20_Text">GameService --&gt; GameRepository</text:span></text:p>
      <text:p text:style-name="P15"><text:span text:style-name="Source_20_Text">GameService --&gt; GameEngine</text:span></text:p>
      <text:p text:style-name="P15"><text:span text:style-name="Source_20_Text">GameService --&gt; EventService</text:span></text:p>
      <text:p text:style-name="P15"/>
      <text:p text:style-name="P15"><text:span text:style-name="Source_20_Text">GameEngine --&gt; RulesEngine</text:span></text:p>
      <text:p text:style-name="P15"><text:span text:style-name="Source_20_Text">GameEngine --&gt; GameState</text:span></text:p>
      <text:p text:style-name="P15"><text:span text:style-name="Source_20_Text">GameEngine --&gt; Move</text:span></text:p>
      <text:p text:style-name="P15"><text:span text:style-name="Source_20_Text">GameEngine --&gt; Card</text:span></text:p>
      <text:p text:style-name="P15"><text:span text:style-name="Source_20_Text">GameEngine --&gt; Deck</text:span></text:p>
      <text:p text:style-name="P15"/>
      <text:p text:style-name="P15"><text:span text:style-name="Source_20_Text">EventService --&gt; Player</text:span></text:p>
      <text:p text:style-name="P15"/>
      <text:p text:style-name="P15"><text:soft-page-break/><text:span text:style-name="Source_20_Text">Game "1" -- "1..*" Player</text:span></text:p>
      <text:p text:style-name="P15"><text:span text:style-name="Source_20_Text">Game "1" -- "1" GameState</text:span></text:p>
      <text:p text:style-name="P15"><text:span text:style-name="Source_20_Text">Game "1" -- "0..*" Move</text:span></text:p>
      <text:p text:style-name="P15"><text:span text:style-name="Source_20_Text">Deck "1" -- "32" Card</text:span></text:p>
      <text:p text:style-name="P15"/>
      <text:p text:style-name="P15"><text:span text:style-name="Source_20_Text">User "1" -- "0..*" Player</text:span></text:p>
      <text:p text:style-name="P15"/>
      <text:p text:style-name="P16"><text:span text:style-name="Source_20_Text">@enduml</text:span></text:p>
      <text:h text:style-name="Heading_20_2" text:outline-level="2">5.6 Lecture du diagramme (important pour l’oral)</text:h>
      <text:p text:style-name="Text_20_body">Tu dois pouvoir expliquer :</text:p>
      <text:list text:style-name="L13">
        <text:list-item>
          <text:p text:style-name="P17"><text:span text:style-name="Strong_20_Emphasis">Pourquoi le contrôleur est “fin”</text:span></text:p>
        </text:list-item>
        <text:list-item>
          <text:p text:style-name="P17"><text:span text:style-name="Strong_20_Emphasis">Pourquoi la logique est dans GameEngine / RulesEngine</text:span></text:p>
        </text:list-item>
        <text:list-item>
          <text:p text:style-name="P17"><text:span text:style-name="Strong_20_Emphasis">Pourquoi EventService est séparé</text:span></text:p>
        </text:list-item>
        <text:list-item>
          <text:p text:style-name="P17"><text:span text:style-name="Strong_20_Emphasis">Pourquoi les entités ne connaissent pas la base</text:span></text:p>
        </text:list-item>
      </text:list>
      <text:p text:style-name="Text_20_body">👉 À un patron :</text:p>
      <text:p text:style-name="Quotations"><text:span text:style-name="Emphasis">« Chaque partie du système a une responsabilité claire.<text:line-break/>On peut changer l’interface ou la base sans casser le jeu. »</text:span></text:p>
      <text:h text:style-name="Heading_20_2" text:outline-level="2">5.7 Justification académique</text:h>
      <text:list text:style-name="L14">
        <text:list-item>
          <text:p text:style-name="P18">Respect des principes <text:span text:style-name="Strong_20_Emphasis">SOLID</text:span></text:p>
        </text:list-item>
        <text:list-item>
          <text:p text:style-name="P18">Séparation claire des responsabilités</text:p>
        </text:list-item>
        <text:list-item>
          <text:p text:style-name="P18">Alignement avec les cas d’utilisation</text:p>
        </text:list-item>
        <text:list-item>
          <text:p text:style-name="P18">Préparation aux patrons de conception (section suivante)</text:p>
        </text:list-item>
      </text:list>
      <text:h text:style-name="Heading_20_2" text:outline-level="2">5.8 Lien avec la section suivante</text:h>
      <text:p text:style-name="Text_20_body">Ce diagramme <text:span text:style-name="Strong_20_Emphasis">fait apparaître naturellement</text:span> plusieurs <text:span text:style-name="Strong_20_Emphasis">patrons de conception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58:24.869741899</meta:creation-date>
    <dc:date>2025-12-24T13:23:19.530552808</dc:date>
    <meta:editing-duration>PT24M55S</meta:editing-duration>
    <meta:editing-cycles>3</meta:editing-cycles>
    <meta:generator>LibreOffice/25.2.6.2$Linux_X86_64 LibreOffice_project/520$Build-2</meta:generator>
    <meta:document-statistic meta:table-count="0" meta:image-count="0" meta:object-count="0" meta:page-count="4" meta:paragraph-count="123" meta:word-count="519" meta:character-count="3166" meta:non-whitespace-character-count="2794"/>
  </office:meta>
</office:document-meta>
</file>